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3" style:family="paragraph" style:parent-style-name="Standard">
      <style:text-properties fo:language="fr" fo:country="FR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sociologie des institutions</text:p>
      <text:p text:style-name="P2"/>
      <text:p text:style-name="P2">Concept sociologique : théorie évolutive qui définie un phénomène social.</text:p>
      <text:p text:style-name="P2"/>
      <text:p text:style-name="P2">Institution : Mot créé en France au XIIè siècle, du latin instituo (instituer, établir, décider)</text:p>
      <text:p text:style-name="P2"/>
      <text:p text:style-name="P2">Guizot (1828) : Christianisme :<text:tab/>- Gouvernement</text:p>
      <text:p text:style-name="P2"><text:tab/><text:tab/><text:tab/><text:tab/><text:tab/>- Clergé</text:p>
      <text:p text:style-name="P2"><text:tab/><text:tab/><text:tab/><text:tab/><text:tab/>- Hiérarchie</text:p>
      <text:p text:style-name="P2"/>
      <text:p text:style-name="P2"/>
      <text:p text:style-name="P2">- L'institué : Forme sociale bien établie/qui est en place</text:p>
      <text:p text:style-name="P2"><text:tab/>- Règles et normes et lois -&gt; Sanctions</text:p>
      <text:p text:style-name="P2"><text:tab/>- statut des individus qui composent l'institution</text:p>
      <text:p text:style-name="P2"><text:tab/><text:tab/>-&gt; Rôle que chacun doit remplir dans l'institution</text:p>
      <text:p text:style-name="P2"><text:tab/>- Nécessaire à la cohésion sociale</text:p>
      <text:p text:style-name="P2"/>
      <text:p text:style-name="P2">Les règles peuvent changer :</text:p>
      <text:p text:style-name="P2"><text:tab/>- Changements des acteurs de l'institution</text:p>
      <text:p text:style-name="P2"><text:tab/>- Evolution des mentalités</text:p>
      <text:p text:style-name="P2"><text:tab/>- Changement de politique</text:p>
      <text:p text:style-name="P2"><text:tab/>- Evolution de l'institution</text:p>
      <text:p text:style-name="P2"><text:tab/>- Contestation</text:p>
      <text:p text:style-name="P2"/>
      <text:p text:style-name="P2">- L'instituant : Actes collectifs</text:p>
      <text:p text:style-name="P2"><text:tab/>- Acteurs qui contestent</text:p>
      <text:p text:style-name="P2"><text:tab/>- Acteurs qui créent</text:p>
      <text:p text:style-name="P2"><text:tab/>- Mouvement collectif dont la volonté est d'organiser l'institution</text:p>
      <text:p text:style-name="P2"><text:tab/></text:p>
      <text:p text:style-name="P2">- L'institutionnalisation : processus dialectique</text:p>
      <text:p text:style-name="P2"><text:tab/>- Résulte de la tension permanente entre instituant et institué</text:p>
      <text:p text:style-name="P2"><text:tab/>- Phase active</text:p>
      <text:p text:style-name="P2"><text:tab/>- Travail d'invention par lequel d'autres règles/normes vont être créé</text:p>
      <text:p text:style-name="P2"><text:tab/><text:tab/>-&gt; Permet à l'institution d'évoluer</text:p>
      <text:p text:style-name="P2"/>
      <text:p text:style-name="P2">L'institution apparaît comme produit de l'institutionnalisation. L'institutionnalisation est issue de la confrontation fondamentale et permanente entre institué et instituant.</text:p>
      <text:p text:style-name="P2"/>
      <text:p text:style-name="P2">Selon Durkheim : Ecole a pour but de transmettre valeurs.</text:p>
      <text:p text:style-name="P2"/>
      <text:p text:style-name="P2">Institutionnalisation de l'enseignement : perpétuer en imposant un même système de formation à l'ensemble des individus.</text:p>
      <text:p text:style-name="P2"/>
      <text:p text:style-name="P2">Religion : impose enseignement</text:p>
      <text:p text:style-name="P2">Argument : former individu</text:p>
      <text:p text:style-name="P2">Idée : imposer système religieux</text:p>
      <text:p text:style-name="P2">=&gt; Internat : prend complètement en charge le comportement des individus (Ce n'est plus un ensemble d'institution qui prend en charge l'éducation, mais seulement institution religieu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7M5S</meta:editing-duration>
    <meta:editing-cycles>5</meta:editing-cycles>
    <meta:generator>OpenOffice/4.0.0$Win32 OpenOffice.org_project/400m3$Build-9702</meta:generator>
    <dc:date>2014-10-09T09:31:44.34</dc:date>
    <meta:document-statistic meta:table-count="0" meta:image-count="0" meta:object-count="0" meta:page-count="1" meta:paragraph-count="34" meta:word-count="243" meta:character-count="1688"/>
    <meta:user-defined meta:name="Info 1"/>
    <meta:user-defined meta:name="Info 2"/>
    <meta:user-defined meta:name="Info 3"/>
    <meta:user-defined meta:name="Info 4"/>
  </office:meta>
</office:document-meta>
</file>